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fo:background-color="#ff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目前問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高並不等於roi高，因為電腦有可能都猜中的是0的部份</text:p>
              </text:list-item>
              <text:list-item>
                <text:p><text:span text:style-name="T1">所以應該做一個統計</text:span><text:span text:style-name="T1">1,0-1</text:span><text:span text:style-name="T1">準確律的程式</text:span></text:p>
              </text:list-item>
              <text:list-item>
                <text:p>回去看52 file 看當初到底給了哪些feature，再把那些feature丟進去其他年份測試</text:p>
              </text:list-item>
              <text:list-item>
                <text:p>或者加很多Feature用feature selection但要注意準確律高不代表roi高，所以要如何改變成只看1，-1出手的準確律！</text:p>
              </text:list-item>
              <text:list-item>
                <text:p>如果是禮拜三，就選擇一，看最大未平倉量是多少-收盤價看是否可以大於100有就為1沒有就是0</text:p>
              </text:list-item>
              <text:list-item>
                <text:p>控制變因是否有分析的意義？微分的意義？在svm裏面加進去是否會造成誤差？</text:p>
              </text:list-item>
              <text:list-item>
                <text:p>取57_3、57_4的交集看看，用不同東西的交集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6-21T19:17:06.543757574</dc:date>
    <meta:editing-duration>PT12H11M58S</meta:editing-duration>
    <meta:editing-cycles>41</meta:editing-cycles>
    <meta:generator>LibreOffice/5.1.6.2$Linux_X86_64 LibreOffice_project/10m0$Build-2</meta:generator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